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6"/>
    <style:style style:name="P2" style:family="paragraph" style:parent-style-name="Standard">
      <style:text-properties style:font-name="Arial" fo:font-size="12pt" style:font-size-asian="12pt" style:font-name-complex="Arial"/>
    </style:style>
    <style:style style:name="P3" style:family="paragraph" style:parent-style-name="Standard" style:list-style-name="WW8Num6">
      <style:text-properties style:font-name="Arial" fo:font-size="12pt" style:font-size-asian="12pt" style:font-name-complex="Arial"/>
    </style:style>
    <style:style style:name="P4" style:family="paragraph" style:parent-style-name="Standard" style:list-style-name="WW8Num29">
      <style:text-properties style:font-name="Arial" fo:font-size="12pt" style:font-size-asian="12pt" style:font-name-complex="Arial"/>
    </style:style>
    <style:style style:name="P5" style:family="paragraph" style:parent-style-name="Standard" style:list-style-name="WW8Num9">
      <style:text-properties style:font-name="Arial" fo:font-size="12pt" style:font-size-asian="12pt" style:font-name-complex="Arial"/>
    </style:style>
    <style:style style:name="P6" style:family="paragraph" style:parent-style-name="Standard" style:list-style-name="WW8Num8">
      <style:text-properties style:font-name="Arial" fo:font-size="12pt" style:font-size-asian="12pt" style:font-name-complex="Arial"/>
    </style:style>
    <style:style style:name="P7" style:family="paragraph" style:parent-style-name="Standard" style:list-style-name="WW8Num28">
      <style:text-properties style:font-name="Arial" fo:font-size="12pt" style:font-size-asian="12pt" style:font-name-complex="Arial"/>
    </style:style>
    <style:style style:name="P8" style:family="paragraph" style:parent-style-name="Standard" style:list-style-name="WW8Num3">
      <style:text-properties style:font-name="Arial" fo:font-size="12pt" style:font-size-asian="12pt" style:font-name-complex="Arial"/>
    </style:style>
    <style:style style:name="P9" style:family="paragraph" style:parent-style-name="Standard" style:list-style-name="WW8Num22">
      <style:text-properties style:font-name="Arial" fo:font-size="12pt" style:font-size-asian="12pt" style:font-name-complex="Arial"/>
    </style:style>
    <style:style style:name="P10" style:family="paragraph" style:parent-style-name="Standard" style:list-style-name="WW8Num1">
      <style:text-properties style:font-name="Arial" fo:font-size="12pt" style:font-size-asian="12pt" style:font-name-complex="Arial"/>
    </style:style>
    <style:style style:name="P11" style:family="paragraph" style:parent-style-name="Standard" style:list-style-name="WW8Num16">
      <style:text-properties style:font-name="Arial" fo:font-size="12pt" style:font-size-asian="12pt" style:font-name-complex="Arial"/>
    </style:style>
    <style:style style:name="P12" style:family="paragraph" style:parent-style-name="Standard" style:list-style-name="WW8Num9"/>
    <style:style style:name="P13" style:family="paragraph" style:parent-style-name="Standard" style:list-style-name="WW8Num8"/>
    <style:style style:name="P14" style:family="paragraph" style:parent-style-name="Standard" style:list-style-name="WW8Num28"/>
    <style:style style:name="P15" style:family="paragraph" style:parent-style-name="Standard" style:list-style-name="WW8Num3"/>
    <style:style style:name="P16" style:family="paragraph" style:parent-style-name="Standard" style:list-style-name="WW8Num1"/>
    <style:style style:name="P17" style:family="paragraph" style:parent-style-name="Standard" style:list-style-name="WW8Num16"/>
    <style:style style:name="P18" style:family="paragraph" style:parent-style-name="Standard" style:list-style-name="WW8Num23"/>
    <style:style style:name="P19" style:family="paragraph" style:parent-style-name="Standard">
      <style:paragraph-properties fo:margin-left="0.25in" fo:margin-right="0in" fo:text-indent="0in" style:auto-text-indent="false"/>
      <style:text-properties style:font-name="Arial" fo:font-size="12pt" style:font-size-asian="12pt" style:font-name-complex="Arial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"/>
    </style:style>
    <style:style style:name="T2" style:family="text">
      <style:text-properties style:font-name="Arial" fo:font-size="12pt" style:font-size-asian="12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Chapter 1 – The Nature of Software</text:span></text:p>
      <text:p text:style-name="P2"/>
      <text:p text:style-name="P2">Overview</text:p>
      <text:p text:style-name="P2"/>
      <text:list xml:id="list8400578964089333569" text:style-name="WW8Num6">
        <text:list-item>
          <text:p text:style-name="P3">Software is designed and built by software engineers.</text:p>
        </text:list-item>
        <text:list-item>
          <text:p text:style-name="P3">Software is used by virtually everyone in society.</text:p>
        </text:list-item>
        <text:list-item>
          <text:p text:style-name="P3">Software is pervasive in our commerce, our culture, and our everyday lives.</text:p>
        </text:list-item>
        <text:list-item>
          <text:p text:style-name="P1"><text:span text:style-name="T2">Software engineers have a moral obligation to build reliable software that does no harm to other people.. </text:span></text:p>
        </text:list-item>
      </text:list>
      <text:p text:style-name="P2"/>
      <text:p text:style-name="P2"/>
      <text:p text:style-name="P2">Important Questions for Software Engineers</text:p>
      <text:p text:style-name="P2"/>
      <text:list xml:id="list2719101044649861937" text:style-name="WW8Num29">
        <text:list-item>
          <text:p text:style-name="P4">Why does it take so long to get software finished?</text:p>
        </text:list-item>
        <text:list-item>
          <text:p text:style-name="P4">Why are development costs so high?</text:p>
        </text:list-item>
        <text:list-item>
          <text:p text:style-name="P4">Why can’t we find all errors before we give the software to our customers?</text:p>
        </text:list-item>
        <text:list-item>
          <text:p text:style-name="P4">Why do we spend so much time and effort maintaining existing programs?</text:p>
        </text:list-item>
        <text:list-item>
          <text:p text:style-name="P4">Why do we continue to have difficulty in measuring progress as software is being developed?</text:p>
        </text:list-item>
      </text:list>
      <text:p text:style-name="P2"/>
      <text:p text:style-name="P2"/>
      <text:p text:style-name="P2">Software</text:p>
      <text:p text:style-name="P2"/>
      <text:list xml:id="list5788818044653043001" text:style-name="WW8Num9">
        <text:list-item>
          <text:p text:style-name="P5">Software is both a product and a vehicle for delivering a product (information).</text:p>
        </text:list-item>
        <text:list-item>
          <text:p text:style-name="P5">Software is engineered not manufactured.</text:p>
        </text:list-item>
        <text:list-item>
          <text:p text:style-name="P5">Software does not wear out, but it does deteriorate.</text:p>
        </text:list-item>
        <text:list-item>
          <text:p text:style-name="P12"><text:span text:style-name="T2">Industry is moving toward component-based software construction, but most software is still custom-built.</text:span></text:p>
        </text:list-item>
      </text:list>
      <text:p text:style-name="P2"/>
      <text:p text:style-name="P2"/>
      <text:p text:style-name="P2">Software Application Domains</text:p>
      <text:p text:style-name="P2"/>
      <text:list xml:id="list7224201810343740012" text:style-name="WW8Num8">
        <text:list-item>
          <text:p text:style-name="P6">System software</text:p>
        </text:list-item>
        <text:list-item>
          <text:p text:style-name="P6">Application software</text:p>
        </text:list-item>
        <text:list-item>
          <text:p text:style-name="P6">Engineering or Scientific Software</text:p>
        </text:list-item>
        <text:list-item>
          <text:p text:style-name="P6">Embedded software</text:p>
        </text:list-item>
        <text:list-item>
          <text:p text:style-name="P13"><text:span text:style-name="T2">Product-line software (includes entertainment software)</text:span></text:p>
        </text:list-item>
        <text:list-item>
          <text:p text:style-name="P13"><text:span text:style-name="T2">Web-Applications (includes MobileApps)</text:span></text:p>
        </text:list-item>
        <text:list-item>
          <text:p text:style-name="P6">Artificial intelligence software</text:p>
        </text:list-item>
      </text:list>
      <text:p text:style-name="P19"/>
      <text:p text:style-name="P2"/>
      <text:p text:style-name="P2">New Software Challenges</text:p>
      <text:p text:style-name="P2"/>
      <text:list xml:id="list6721831738353420641" text:style-name="WW8Num28">
        <text:list-item>
          <text:p text:style-name="P14"><text:span text:style-name="T2">Open-world computing</text:span></text:p>
          <text:list>
            <text:list-item>
              <text:p text:style-name="P7"><text:soft-page-break/>Creating software to allow machines of all sizes to communicate with each other across vast networks</text:p>
            </text:list-item>
          </text:list>
        </text:list-item>
        <text:list-item>
          <text:p text:style-name="P7">Netsourcing</text:p>
          <text:list>
            <text:list-item>
              <text:p text:style-name="P7">Architecting simple and sophisticated applications that benefit targeted end-user markets worldwide</text:p>
            </text:list-item>
          </text:list>
        </text:list-item>
        <text:list-item>
          <text:p text:style-name="P7">Open Source</text:p>
          <text:list>
            <text:list-item>
              <text:p text:style-name="P7">Distributing source code for computing applications so customers can make local modifications easily and reliably</text:p>
            </text:list-item>
          </text:list>
        </text:list-item>
      </text:list>
      <text:p text:style-name="P2"/>
      <text:p text:style-name="P2"/>
      <text:p text:style-name="P2">Reasons for Legacy System Evolution</text:p>
      <text:p text:style-name="P2"/>
      <text:list xml:id="list1171385602108035968" text:style-name="WW8Num3">
        <text:list-item>
          <text:p text:style-name="P8">Software must be adapted to meet needs of new computing environments or technology</text:p>
        </text:list-item>
        <text:list-item>
          <text:p text:style-name="P8">Software must be enhanced to implement new business requirements</text:p>
        </text:list-item>
        <text:list-item>
          <text:p text:style-name="P15"><text:span text:style-name="T2">Software must be extended to make it interoperable with more modern system components</text:span></text:p>
        </text:list-item>
        <text:list-item>
          <text:p text:style-name="P8">Software must be re-architected to make it viable within a network environment</text:p>
        </text:list-item>
      </text:list>
      <text:p text:style-name="P2"/>
      <text:p text:style-name="P2"/>
      <text:p text:style-name="P2">Web Apps</text:p>
      <text:p text:style-name="P2"/>
      <text:list xml:id="list8513082598268561432" text:style-name="WW8Num22">
        <text:list-item>
          <text:p text:style-name="P9">Network intensive</text:p>
        </text:list-item>
        <text:list-item>
          <text:p text:style-name="P9">Concurrency</text:p>
        </text:list-item>
        <text:list-item>
          <text:p text:style-name="P9">Unpredictable load</text:p>
        </text:list-item>
        <text:list-item>
          <text:p text:style-name="P9">Availability (24/7/365)</text:p>
        </text:list-item>
        <text:list-item>
          <text:p text:style-name="P9">Data driven</text:p>
        </text:list-item>
        <text:list-item>
          <text:p text:style-name="P9">Content sensitive</text:p>
        </text:list-item>
        <text:list-item>
          <text:p text:style-name="P9">Continuous evolution</text:p>
        </text:list-item>
        <text:list-item>
          <text:p text:style-name="P9">Immediacy (short time to market) </text:p>
        </text:list-item>
        <text:list-item>
          <text:p text:style-name="P9">Security</text:p>
        </text:list-item>
        <text:list-item>
          <text:p text:style-name="P9">Aesthetics</text:p>
        </text:list-item>
      </text:list>
      <text:p text:style-name="P2"/>
      <text:p text:style-name="P2">Mobile Apps</text:p>
      <text:p text:style-name="P2"/>
      <text:list xml:id="list811304974531746752" text:style-name="WW8Num1">
        <text:list-item>
          <text:p text:style-name="P16"><text:span text:style-name="T2">Reside on mobile platforms such as cell phones or tablets</text:span></text:p>
        </text:list-item>
        <text:list-item>
          <text:p text:style-name="P10">Contain user interfaces that take both device characteristics and location attrtibutes </text:p>
        </text:list-item>
        <text:list-item>
          <text:p text:style-name="P10">Often provide access to a combination of web-based resources and local device processing and storage capabilities</text:p>
        </text:list-item>
        <text:list-item>
          <text:p text:style-name="P10">Provide persistent storage capabilities within the platform</text:p>
        </text:list-item>
      </text:list>
      <text:p text:style-name="P2"/>
      <text:p text:style-name="P2">Cloud Computing</text:p>
      <text:p text:style-name="P2"><text:soft-page-break/></text:p>
      <text:list xml:id="list193947017404276445" text:style-name="WW8Num16">
        <text:list-item>
          <text:p text:style-name="P17"><text:span text:style-name="T2">Provide distributed data storage and processing resources to networked computing devices</text:span></text:p>
        </text:list-item>
        <text:list-item>
          <text:p text:style-name="P17"><text:span text:style-name="T2">Frontend services include the client devices and application software to allow access <text:s text:c="2"/></text:span></text:p>
        </text:list-item>
        <text:list-item>
          <text:p text:style-name="P17"><text:span text:style-name="T2">Backend services include servers, data storage, and server-resident applications </text:span></text:p>
        </text:list-item>
        <text:list-item>
          <text:p text:style-name="P11">Cloud architectures can be segmented to restrict access to private data</text:p>
        </text:list-item>
      </text:list>
      <text:p text:style-name="P2"/>
      <text:p text:style-name="P2">Product Line Software</text:p>
      <text:p text:style-name="P2"/>
      <text:list xml:id="list4414967887256166810" text:style-name="WW8Num23">
        <text:list-item>
          <text:p text:style-name="P18"><text:span text:style-name="T2">Set of software-intensive systems that share a common set of features and satisfy the needs of a particular market</text:span></text:p>
        </text:list-item>
        <text:list-item>
          <text:p text:style-name="P18"><text:span text:style-name="T2">These software products are developed using the same application and data architectures using a common core of reusable software compone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pter 1 - The Product</dc:title>
    <meta:initial-creator>Bruce Maxim</meta:initial-creator>
    <meta:creation-date>2008-07-05T14:23:00</meta:creation-date>
    <dc:creator>bmaxim</dc:creator>
    <dc:date>2014-03-08T14:32:00</dc:date>
    <meta:editing-cycles>4</meta:editing-cycles>
    <meta:editing-duration>PT42M</meta:editing-duration>
    <meta:document-statistic meta:table-count="0" meta:image-count="0" meta:object-count="0" meta:page-count="3" meta:paragraph-count="61" meta:word-count="486" meta:character-count="3102" meta:non-whitespace-character-count="2719"/>
    <meta:generator>LibreOffice/5.1.6.2$Linux_X86_64 LibreOffice_project/10m0$Build-2</meta:generator>
  </office:meta>
</office:document-meta>
</file>